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bd9fd" officeooo:paragraph-rsid="000bd9fd"/>
    </style:style>
    <style:style style:name="P2" style:family="paragraph" style:parent-style-name="Text_20_body">
      <style:text-properties officeooo:rsid="000bd9fd" officeooo:paragraph-rsid="000bd9fd"/>
    </style:style>
    <style:style style:name="P3" style:family="paragraph" style:parent-style-name="Text_20_body">
      <style:text-properties style:text-underline-style="solid" style:text-underline-width="auto" style:text-underline-color="font-color" officeooo:rsid="000ce08d" officeooo:paragraph-rsid="000ce08d"/>
    </style:style>
    <style:style style:name="P4" style:family="paragraph" style:parent-style-name="Text_20_body">
      <style:text-properties fo:font-style="italic" officeooo:rsid="000ec38e" officeooo:paragraph-rsid="000ec38e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officeooo:rsid="000ed02f" officeooo:paragraph-rsid="000ed02f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style:text-position="0% 100%" fo:font-style="italic" officeooo:rsid="000f76ad" officeooo:paragraph-rsid="000f76ad" style:font-style-asian="italic" style:font-style-complex="italic"/>
    </style:style>
    <style:style style:name="P7" style:family="paragraph" style:parent-style-name="Text_20_body">
      <style:text-properties style:text-position="0% 100%" fo:font-style="italic" officeooo:rsid="00146116" officeooo:paragraph-rsid="00146116" style:font-style-asian="italic" style:font-style-complex="italic"/>
    </style:style>
    <style:style style:name="P8" style:family="paragraph" style:parent-style-name="Text_20_body">
      <style:text-properties style:text-position="0% 100%" fo:font-style="italic" style:text-underline-style="none" officeooo:rsid="001ce93e" officeooo:paragraph-rsid="00238463" style:font-style-asian="italic" style:font-style-complex="italic"/>
    </style:style>
    <style:style style:name="P9" style:family="paragraph" style:parent-style-name="Text_20_body">
      <style:text-properties style:text-position="0% 100%" fo:font-style="italic" style:text-underline-style="none" officeooo:rsid="001ce93e" officeooo:paragraph-rsid="002574d0" style:font-style-asian="italic" style:font-style-complex="italic"/>
    </style:style>
    <style:style style:name="P10" style:family="paragraph" style:parent-style-name="Text_20_body">
      <style:text-properties style:text-position="0% 100%" fo:font-style="italic" style:text-underline-style="none" officeooo:rsid="001ce93e" officeooo:paragraph-rsid="00269f2c" style:font-style-asian="italic" style:font-style-complex="italic"/>
    </style:style>
    <style:style style:name="P11" style:family="paragraph" style:parent-style-name="Text_20_body">
      <style:text-properties style:text-position="0% 100%" fo:font-style="italic" style:text-underline-style="none" officeooo:rsid="0032e9c1" officeooo:paragraph-rsid="0032e9c1" style:font-style-asian="italic" style:font-style-complex="italic"/>
    </style:style>
    <style:style style:name="P12" style:family="paragraph" style:parent-style-name="Text_20_body">
      <style:text-properties style:text-position="0% 100%" fo:font-style="italic" style:text-underline-style="none" officeooo:rsid="0034b1fc" officeooo:paragraph-rsid="0034b1fc" style:font-style-asian="italic" style:font-style-complex="italic"/>
    </style:style>
    <style:style style:name="P13" style:family="paragraph" style:parent-style-name="Text_20_body">
      <style:text-properties style:text-position="0% 100%" fo:font-style="italic" style:text-underline-style="none" officeooo:rsid="0035d47b" officeooo:paragraph-rsid="0035d47b" style:font-style-asian="italic" style:font-style-complex="italic"/>
    </style:style>
    <style:style style:name="P14" style:family="paragraph" style:parent-style-name="Text_20_body">
      <style:text-properties style:text-position="0% 100%" fo:font-style="normal" style:text-underline-style="solid" style:text-underline-width="auto" style:text-underline-color="font-color" officeooo:rsid="0017e44f" officeooo:paragraph-rsid="0017e44f" style:font-style-asian="normal" style:font-style-complex="normal"/>
    </style:style>
    <style:style style:name="P15" style:family="paragraph" style:parent-style-name="Text_20_body">
      <style:text-properties style:text-position="0% 100%" fo:font-style="normal" style:text-underline-style="solid" style:text-underline-width="auto" style:text-underline-color="font-color" officeooo:rsid="0034d5f6" officeooo:paragraph-rsid="0034d5f6" style:font-style-asian="normal" style:font-style-complex="normal"/>
    </style:style>
    <style:style style:name="P16" style:family="paragraph" style:parent-style-name="Text_20_body">
      <style:text-properties style:text-position="0% 100%" fo:font-style="normal" style:text-underline-style="none" officeooo:rsid="0034d5f6" officeooo:paragraph-rsid="0034d5f6" style:font-style-asian="normal" style:font-style-complex="normal"/>
    </style:style>
    <style:style style:name="P17" style:family="paragraph" style:parent-style-name="Text_20_body">
      <style:text-properties style:text-position="0% 100%" fo:font-style="normal" style:text-underline-style="none" officeooo:rsid="0035970d" officeooo:paragraph-rsid="0035970d" style:font-style-asian="normal" style:font-style-complex="normal"/>
    </style:style>
    <style:style style:name="P18" style:family="paragraph" style:parent-style-name="Title">
      <style:text-properties style:font-name="Liberation Sans" fo:font-size="28pt" fo:font-weight="bold" officeooo:rsid="000bd9fd" officeooo:paragraph-rsid="000bd9fd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ext_20_body" style:list-style-name="L1">
      <style:text-properties style:text-position="0% 100%" fo:font-style="normal" style:text-underline-style="none" officeooo:rsid="0037dc38" officeooo:paragraph-rsid="0037dc38" style:font-style-asian="normal" style:font-style-complex="normal"/>
    </style:style>
    <style:style style:name="P20" style:family="paragraph" style:parent-style-name="Text_20_body" style:list-style-name="L1">
      <style:text-properties style:text-position="0% 100%" fo:font-style="normal" style:text-underline-style="none" officeooo:rsid="003895ad" officeooo:paragraph-rsid="003895ad" style:font-style-asian="normal" style:font-style-complex="normal"/>
    </style:style>
    <style:style style:name="P21" style:family="paragraph" style:parent-style-name="Text_20_body">
      <style:text-properties style:text-position="0% 100%" fo:font-style="normal" style:text-underline-style="solid" style:text-underline-width="auto" style:text-underline-color="font-color" officeooo:rsid="00238463" officeooo:paragraph-rsid="00238463" style:font-style-asian="normal" style:font-style-complex="normal"/>
    </style:style>
    <style:style style:name="P22" style:family="paragraph" style:parent-style-name="Text_20_body">
      <style:text-properties style:text-position="0% 100%" fo:font-style="normal" style:text-underline-style="solid" style:text-underline-width="auto" style:text-underline-color="font-color" officeooo:rsid="00269f2c" officeooo:paragraph-rsid="00269f2c" style:font-style-asian="normal" style:font-style-complex="normal"/>
    </style:style>
    <style:style style:name="P23" style:family="paragraph" style:parent-style-name="Text_20_body">
      <style:text-properties style:text-position="0% 100%" fo:font-style="normal" style:text-underline-style="solid" style:text-underline-width="auto" style:text-underline-color="font-color" officeooo:rsid="0034d5f6" officeooo:paragraph-rsid="0034d5f6" style:font-style-asian="normal" style:font-style-complex="normal"/>
    </style:style>
    <style:style style:name="P24" style:family="paragraph" style:parent-style-name="Text_20_body">
      <style:text-properties style:text-position="0% 100%" fo:font-style="normal" style:text-underline-style="solid" style:text-underline-width="auto" style:text-underline-color="font-color" officeooo:rsid="0035d47b" officeooo:paragraph-rsid="0035d47b" style:font-style-asian="normal" style:font-style-complex="normal"/>
    </style:style>
    <style:style style:name="P25" style:family="paragraph" style:parent-style-name="Text_20_body">
      <style:text-properties style:text-position="0% 100%" fo:font-style="normal" style:text-underline-style="solid" style:text-underline-width="auto" style:text-underline-color="font-color" officeooo:rsid="0037dc38" officeooo:paragraph-rsid="0037dc38" style:font-style-asian="normal" style:font-style-complex="normal"/>
    </style:style>
    <style:style style:name="P26" style:family="paragraph" style:parent-style-name="Text_20_body">
      <style:text-properties style:text-position="0% 100%" fo:font-style="normal" style:text-underline-style="solid" style:text-underline-width="auto" style:text-underline-color="font-color" officeooo:rsid="002574d0" officeooo:paragraph-rsid="00269f2c" style:font-style-asian="normal" style:font-style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tyle="italic" style:text-underline-style="solid" style:text-underline-width="auto" style:text-underline-color="font-color" officeooo:rsid="0014175f" officeooo:paragraph-rsid="0014175f" style:font-style-asian="italic" style:font-style-complex="italic"/>
    </style:style>
    <style:style style:name="P28" style:family="paragraph" style:parent-style-name="Text_20_body">
      <style:text-properties style:text-position="0% 100%" fo:font-style="italic" style:text-underline-style="solid" style:text-underline-width="auto" style:text-underline-color="font-color" officeooo:rsid="0017e44f" officeooo:paragraph-rsid="0017e44f" style:font-style-asian="italic" style:font-style-complex="italic"/>
    </style:style>
    <style:style style:name="P29" style:family="paragraph" style:parent-style-name="Text_20_body">
      <style:text-properties style:text-position="0% 100%" fo:font-style="italic" style:text-underline-style="solid" style:text-underline-width="auto" style:text-underline-color="font-color" officeooo:rsid="001b5b34" officeooo:paragraph-rsid="001b5b34" style:font-style-asian="italic" style:font-style-complex="italic"/>
    </style:style>
    <style:style style:name="P30" style:family="paragraph" style:parent-style-name="Text_20_body">
      <style:text-properties style:text-position="0% 100%" fo:font-style="italic" style:text-underline-style="solid" style:text-underline-width="auto" style:text-underline-color="font-color" officeooo:rsid="00369ed4" officeooo:paragraph-rsid="00369ed4" style:font-style-asian="italic" style:font-style-complex="italic"/>
    </style:style>
    <style:style style:name="P31" style:family="paragraph" style:parent-style-name="Text_20_body">
      <style:text-properties style:text-underline-style="solid" style:text-underline-width="auto" style:text-underline-color="font-color" officeooo:rsid="000ec38e" officeooo:paragraph-rsid="000ec38e"/>
    </style:style>
    <style:style style:name="P32" style:family="paragraph" style:parent-style-name="Text_20_body">
      <style:text-properties officeooo:paragraph-rsid="0017e44f"/>
    </style:style>
    <style:style style:name="P33" style:family="paragraph" style:parent-style-name="Text_20_body">
      <style:text-properties officeooo:paragraph-rsid="00320c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1dc7" style:font-style-asian="normal" style:font-style-complex="normal"/>
    </style:style>
    <style:style style:name="T3" style:family="text">
      <style:text-properties fo:font-style="normal" officeooo:rsid="00127336" style:font-style-asian="normal" style:font-style-complex="normal"/>
    </style:style>
    <style:style style:name="T4" style:family="text">
      <style:text-properties fo:font-style="normal" officeooo:rsid="0013417d" style:font-style-asian="normal" style:font-style-complex="normal"/>
    </style:style>
    <style:style style:name="T5" style:family="text">
      <style:text-properties fo:font-style="normal" officeooo:rsid="0015179e" style:font-style-asian="normal" style:font-style-complex="normal"/>
    </style:style>
    <style:style style:name="T6" style:family="text">
      <style:text-properties fo:font-style="normal" officeooo:rsid="00151e3a" style:font-style-asian="normal" style:font-style-complex="normal"/>
    </style:style>
    <style:style style:name="T7" style:family="text">
      <style:text-properties fo:font-style="normal" officeooo:rsid="001590da" style:font-style-asian="normal" style:font-style-complex="normal"/>
    </style:style>
    <style:style style:name="T8" style:family="text">
      <style:text-properties fo:font-style="normal" officeooo:rsid="001730d4" style:font-style-asian="normal" style:font-style-complex="normal"/>
    </style:style>
    <style:style style:name="T9" style:family="text">
      <style:text-properties fo:font-style="normal" officeooo:rsid="001a1d28" style:font-style-asian="normal" style:font-style-complex="normal"/>
    </style:style>
    <style:style style:name="T10" style:family="text">
      <style:text-properties fo:font-style="normal" officeooo:rsid="001ec43d" style:font-style-asian="normal" style:font-style-complex="normal"/>
    </style:style>
    <style:style style:name="T11" style:family="text">
      <style:text-properties fo:font-style="normal" officeooo:rsid="00223073" style:font-style-asian="normal" style:font-style-complex="normal"/>
    </style:style>
    <style:style style:name="T12" style:family="text">
      <style:text-properties fo:font-style="normal" officeooo:rsid="00238463" style:font-style-asian="normal" style:font-style-complex="normal"/>
    </style:style>
    <style:style style:name="T13" style:family="text">
      <style:text-properties fo:font-style="normal" officeooo:rsid="00240407" style:font-style-asian="normal" style:font-style-complex="normal"/>
    </style:style>
    <style:style style:name="T14" style:family="text">
      <style:text-properties fo:font-style="normal" officeooo:rsid="00244ba1" style:font-style-asian="normal" style:font-style-complex="normal"/>
    </style:style>
    <style:style style:name="T15" style:family="text">
      <style:text-properties fo:font-style="normal" officeooo:rsid="00254aa5" style:font-style-asian="normal" style:font-style-complex="normal"/>
    </style:style>
    <style:style style:name="T16" style:family="text">
      <style:text-properties fo:font-style="normal" officeooo:rsid="0026dbd6" style:font-style-asian="normal" style:font-style-complex="normal"/>
    </style:style>
    <style:style style:name="T17" style:family="text">
      <style:text-properties fo:font-style="normal" officeooo:rsid="0027e9c7" style:font-style-asian="normal" style:font-style-complex="normal"/>
    </style:style>
    <style:style style:name="T18" style:family="text">
      <style:text-properties fo:font-style="normal" officeooo:rsid="002ad29a" style:font-style-asian="normal" style:font-style-complex="normal"/>
    </style:style>
    <style:style style:name="T19" style:family="text">
      <style:text-properties fo:font-style="normal" officeooo:rsid="002bddfa" style:font-style-asian="normal" style:font-style-complex="normal"/>
    </style:style>
    <style:style style:name="T20" style:family="text">
      <style:text-properties fo:font-style="normal" officeooo:rsid="00314dd9" style:font-style-asian="normal" style:font-style-complex="normal"/>
    </style:style>
    <style:style style:name="T21" style:family="text">
      <style:text-properties fo:font-style="normal" officeooo:rsid="0031fb71" style:font-style-asian="normal" style:font-style-complex="normal"/>
    </style:style>
    <style:style style:name="T22" style:family="text">
      <style:text-properties fo:font-style="normal" officeooo:rsid="00342480" style:font-style-asian="normal" style:font-style-complex="normal"/>
    </style:style>
    <style:style style:name="T23" style:family="text">
      <style:text-properties fo:font-style="normal" officeooo:rsid="00367365" style:font-style-asian="normal" style:font-style-complex="normal"/>
    </style:style>
    <style:style style:name="T24" style:family="text">
      <style:text-properties fo:font-style="normal" officeooo:rsid="003e93cb" style:font-style-asian="normal" style:font-style-complex="normal"/>
    </style:style>
    <style:style style:name="T25" style:family="text">
      <style:text-properties fo:font-style="normal" officeooo:rsid="0058963d" style:font-style-asian="normal" style:font-style-complex="normal"/>
    </style:style>
    <style:style style:name="T26" style:family="text">
      <style:text-properties fo:font-style="normal" officeooo:rsid="0063b4d1" style:font-style-asian="normal" style:font-style-complex="normal"/>
    </style:style>
    <style:style style:name="T27" style:family="text">
      <style:text-properties fo:font-style="normal" officeooo:rsid="00718f79" style:font-style-asian="normal" style:font-style-complex="normal"/>
    </style:style>
    <style:style style:name="T28" style:family="text">
      <style:text-properties fo:font-style="normal" officeooo:rsid="007e26e2" style:font-style-asian="normal" style:font-style-complex="normal"/>
    </style:style>
    <style:style style:name="T29" style:family="text">
      <style:text-properties fo:font-style="normal" officeooo:rsid="007f8875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6dbd6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96326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officeooo:rsid="00238463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officeooo:rsid="00314dd9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31fb71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63b4d1" style:font-style-asian="normal" style:font-style-complex="normal"/>
    </style:style>
    <style:style style:name="T37" style:family="text">
      <style:text-properties style:text-position="sub 58%" fo:font-style="normal" style:font-style-asian="normal" style:font-style-complex="normal"/>
    </style:style>
    <style:style style:name="T38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style:text-underline-style="none" officeooo:rsid="0017e44f" style:font-style-asian="normal" style:font-style-complex="normal"/>
    </style:style>
    <style:style style:name="T41" style:family="text">
      <style:text-properties style:text-position="0% 100%" fo:font-style="normal" style:text-underline-style="none" officeooo:rsid="005ad451" style:font-style-asian="normal" style:font-style-complex="normal"/>
    </style:style>
    <style:style style:name="T42" style:family="text">
      <style:text-properties style:text-position="0% 100%" fo:font-style="normal" style:text-underline-style="none" officeooo:rsid="0018ab63" style:font-style-asian="normal" style:font-style-complex="normal"/>
    </style:style>
    <style:style style:name="T43" style:family="text">
      <style:text-properties style:text-position="0% 100%" fo:font-style="normal" style:text-underline-style="none" officeooo:rsid="001a1d28" style:font-style-asian="normal" style:font-style-complex="normal"/>
    </style:style>
    <style:style style:name="T44" style:family="text">
      <style:text-properties style:text-position="0% 100%" fo:font-style="normal" style:text-underline-style="none" officeooo:rsid="00314dd9" style:font-style-asian="normal" style:font-style-complex="normal"/>
    </style:style>
    <style:style style:name="T45" style:family="text">
      <style:text-properties style:text-position="0% 100%" fo:font-style="normal" style:text-underline-style="none" officeooo:rsid="00320c00" style:font-style-asian="normal" style:font-style-complex="normal"/>
    </style:style>
    <style:style style:name="T46" style:family="text">
      <style:text-properties style:text-position="0% 100%" fo:font-style="normal" style:text-underline-style="none" officeooo:rsid="006a677d" style:font-style-asian="normal" style:font-style-complex="normal"/>
    </style:style>
    <style:style style:name="T47" style:family="text">
      <style:text-properties style:text-position="0% 100%" fo:font-style="normal" style:text-underline-style="none" officeooo:rsid="006c5f5e" style:font-style-asian="normal" style:font-style-complex="normal"/>
    </style:style>
    <style:style style:name="T48" style:family="text">
      <style:text-properties style:text-position="0% 100%" fo:font-style="normal" style:text-underline-style="none" fo:font-weight="bold" officeooo:rsid="005ad451" style:font-style-asian="normal" style:font-weight-asian="bold" style:font-style-complex="normal" style:font-weight-complex="bold"/>
    </style:style>
    <style:style style:name="T49" style:family="text">
      <style:text-properties style:text-position="0% 100%" fo:font-style="normal" style:text-underline-style="solid" style:text-underline-width="auto" style:text-underline-color="font-color" officeooo:rsid="005ad451" style:font-style-asian="normal" style:font-style-complex="normal"/>
    </style:style>
    <style:style style:name="T50" style:family="text">
      <style:text-properties style:text-position="0% 100%" fo:font-style="normal" style:text-underline-style="solid" style:text-underline-width="auto" style:text-underline-color="font-color" fo:font-weight="bold" officeooo:rsid="005ad451" style:font-style-asian="normal" style:font-weight-asian="bold" style:font-style-complex="normal" style:font-weight-complex="bold"/>
    </style:style>
    <style:style style:name="T51" style:family="text">
      <style:text-properties style:text-position="0% 100%" fo:font-style="italic" style:text-underline-style="none" fo:font-weight="bold" officeooo:rsid="0018ab63" style:font-style-asian="italic" style:font-weight-asian="bold" style:font-style-complex="italic" style:font-weight-complex="bold"/>
    </style:style>
    <style:style style:name="T52" style:family="text">
      <style:text-properties style:text-position="0% 100%" fo:font-style="italic" style:text-underline-style="none" fo:font-weight="bold" officeooo:rsid="00320c00" style:font-style-asian="italic" style:font-weight-asian="bold" style:font-style-complex="italic" style:font-weight-complex="bold"/>
    </style:style>
    <style:style style:name="T53" style:family="text">
      <style:text-properties style:text-position="0% 100%" fo:font-style="italic" style:text-underline-style="none" fo:font-weight="bold" officeooo:rsid="006c5f5e" style:font-style-asian="italic" style:font-weight-asian="bold" style:font-style-complex="italic" style:font-weight-complex="bold"/>
    </style:style>
    <style:style style:name="T54" style:family="text">
      <style:text-properties style:text-position="0% 100%" fo:font-style="italic" style:text-underline-style="none" officeooo:rsid="0018ab63" style:font-style-asian="italic" style:font-style-complex="italic"/>
    </style:style>
    <style:style style:name="T55" style:family="text">
      <style:text-properties style:text-position="0% 100%" fo:font-style="italic" style:text-underline-style="none" officeooo:rsid="00320c00" style:font-style-asian="italic" style:font-style-complex="italic"/>
    </style:style>
    <style:style style:name="T56" style:family="text">
      <style:text-properties style:text-position="0% 100%" fo:font-style="italic" style:text-underline-style="none" officeooo:rsid="006c5f5e" style:font-style-asian="italic" style:font-style-complex="italic"/>
    </style:style>
    <style:style style:name="T57" style:family="text">
      <style:text-properties officeooo:rsid="001730d4"/>
    </style:style>
    <style:style style:name="T58" style:family="text">
      <style:text-properties officeooo:rsid="001ec43d"/>
    </style:style>
    <style:style style:name="T59" style:family="text">
      <style:text-properties officeooo:rsid="0027e9c7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5179e" style:font-weight-asian="bold" style:font-weight-complex="bold"/>
    </style:style>
    <style:style style:name="T62" style:family="text">
      <style:text-properties fo:font-weight="bold" officeooo:rsid="001ec43d" style:font-weight-asian="bold" style:font-weight-complex="bold"/>
    </style:style>
    <style:style style:name="T63" style:family="text">
      <style:text-properties fo:font-weight="bold" officeooo:rsid="00223073" style:font-weight-asian="bold" style:font-weight-complex="bold"/>
    </style:style>
    <style:style style:name="T64" style:family="text">
      <style:text-properties fo:font-weight="bold" officeooo:rsid="00238463" style:font-weight-asian="bold" style:font-weight-complex="bold"/>
    </style:style>
    <style:style style:name="T65" style:family="text">
      <style:text-properties fo:font-weight="bold" officeooo:rsid="0026dbd6" style:font-weight-asian="bold" style:font-weight-complex="bold"/>
    </style:style>
    <style:style style:name="T66" style:family="text">
      <style:text-properties fo:font-weight="bold" officeooo:rsid="00296326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officeooo:rsid="00151e3a"/>
    </style:style>
    <style:style style:name="T68" style:family="text">
      <style:text-properties style:text-underline-style="solid" style:text-underline-width="auto" style:text-underline-color="font-color" officeooo:rsid="001ec43d"/>
    </style:style>
    <style:style style:name="T69" style:family="text">
      <style:text-properties style:text-underline-style="solid" style:text-underline-width="auto" style:text-underline-color="font-color" fo:font-weight="bold" officeooo:rsid="0015179e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1ec43d" style:font-weight-asian="bold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officeooo:rsid="0026dbd6"/>
    </style:style>
    <style:style style:name="T74" style:family="text">
      <style:text-properties officeooo:rsid="00296326"/>
    </style:style>
    <style:style style:name="T75" style:family="text">
      <style:text-properties officeooo:rsid="00223073"/>
    </style:style>
    <style:style style:name="T76" style:family="text">
      <style:text-properties officeooo:rsid="00238463"/>
    </style:style>
    <style:style style:name="T77" style:family="text">
      <style:text-properties officeooo:rsid="006a677d"/>
    </style:style>
    <style:style style:name="T78" style:family="text">
      <style:text-properties officeooo:rsid="0081a2a2"/>
    </style:style>
    <style:style style:name="T79" style:family="text">
      <style:text-properties officeooo:rsid="0081dc84"/>
    </style:style>
    <style:style style:name="T80" style:family="text">
      <style:text-properties officeooo:rsid="0082ba0f"/>
    </style:style>
    <style:style style:name="T81" style:family="text">
      <style:text-properties officeooo:rsid="008519ca"/>
    </style:style>
    <style:style style:name="T82" style:family="text">
      <style:text-properties officeooo:rsid="008656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irtualization</text:p>
      <text:p text:style-name="P1">Scheduling: Introduction</text:p>
      <text:p text:style-name="P2">In this chapter we will learn about high level policies that an OS-scheduler employs.</text:p>
      <text:p text:style-name="P3">Problem: How do we develop scheduling policies? </text:p>
      <text:p text:style-name="P31">7.2 Scheduling Metrics</text:p>
      <text:p text:style-name="P4"><text:span text:style-name="T60">Turnaround time</text:span><text:span text:style-name="T30">: </text:span><text:span text:style-name="T1">The time at which the job completes minus the time at </text:span><text:span text:style-name="T24">w</text:span><text:span text:style-name="T1">hich the job arrived at the system. </text:span></text:p>
      <text:p text:style-name="P5"><text:span text:style-name="T30">T</text:span><text:span text:style-name="T38">turnaround</text:span><text:span text:style-name="T39"> = T</text:span><text:span text:style-name="T37">completion –</text:span><text:span text:style-name="T39"> T</text:span><text:span text:style-name="T37">arrival</text:span></text:p>
      <text:p text:style-name="P6"><text:span text:style-name="T1">This is a performance metric, </text:span><text:span text:style-name="T2">there are other metric such as a fairness metrics </text:span><text:span text:style-name="T3">by Jain’s Fairness Index. </text:span><text:span text:style-name="T4">We may optimize performance at a cost. </text:span><text:span text:style-name="T6">Often we talk about the </text:span><text:span text:style-name="T67">average turnaround time</text:span><text:span text:style-name="T6">. </text:span></text:p>
      <text:p text:style-name="P27"><text:span text:style-name="T4">7.</text:span><text:span text:style-name="T1">3 First In, First Out <text:s/>(FIFO)</text:span></text:p>
      <text:p text:style-name="P7"><text:span text:style-name="T1">This is the first simple schduling algorithm, </text:span><text:span text:style-name="T5">also called </text:span><text:span text:style-name="T69">First Come, First Served</text:span><text:span text:style-name="T61"> (FCFS)</text:span><text:span text:style-name="T5">. </text:span><text:span text:style-name="T7">Problem, if they arrive at the same time. </text:span><text:span text:style-name="T8">When a short-potential customer of a resource get queued behind a heavyweight resource consumer, we recive a </text:span><text:span text:style-name="T57">convoy effect</text:span><text:span text:style-name="T8">. </text:span></text:p>
      <text:p text:style-name="P28"><text:span text:style-name="T8">7.</text:span><text:span text:style-name="T1">4 Shortest Job First (SJF)</text:span></text:p>
      <text:p text:style-name="P14">Principles of SJF:</text:p>
      <text:p text:style-name="P32"><text:span text:style-name="T40">Often grocery shops have a line for 10 items or less to avoid that smaller customer get stuck behind larger family shipping etc. </text:span><text:span text:style-name="T41">The </text:span><text:span text:style-name="T50">Shortest Job First</text:span><text:span text:style-name="T48"> (SJF)</text:span><text:span text:style-name="T41"> </text:span><text:span text:style-name="T42">is an </text:span><text:span text:style-name="T51">optimal</text:span><text:span text:style-name="T54"> </text:span><text:span text:style-name="T42">scheduling algorithm. </text:span><text:span text:style-name="T43">Problems, all jobs does not always arrive at the same time. </text:span></text:p>
      <text:p text:style-name="P29"><text:span text:style-name="T9">7.</text:span><text:span text:style-name="T1">5 Shortest Time-To-Completion First (STCF)</text:span></text:p>
      <text:p text:style-name="P8"><text:span text:style-name="T1">Adding </text:span>preemption<text:span text:style-name="T1"> to the SJF. So if an arrived job is shorter than the one running, we will shift. </text:span><text:span text:style-name="T10">This algorithm is also called the </text:span><text:span text:style-name="T70">Preemptive Shortest Job First</text:span><text:span text:style-name="T62"> (PSJF)</text:span><text:span text:style-name="T10">. </text:span><text:span text:style-name="T11">Given the new circumstances, STCF is an </text:span><text:span text:style-name="T63">optimal</text:span><text:span text:style-name="T11"> algorithms. </text:span></text:p>
      <text:p text:style-name="P21">7.6 A New Metric: Response Time</text:p>
      <text:p text:style-name="P9"><text:span text:style-name="T12">If we demand interactive performance, for example </text:span><text:span text:style-name="T33">keyboard interruption and feedback</text:span><text:span text:style-name="T12"> we care about the </text:span><text:span text:style-name="T64">response time</text:span><text:span text:style-name="T12">. </text:span><text:span text:style-name="T13">It may be a non-critical operation, but we don’t want to wait. </text:span><text:span text:style-name="T14">STCF is no longer optimal </text:span><text:span text:style-name="T15">or good for response time. </text:span></text:p>
      <text:p text:style-name="P26">How can we build a scheduler sensitive to response time? </text:p>
      <text:p text:style-name="P22">7.7 Round Robin</text:p>
      <text:p text:style-name="P10"><text:span text:style-name="T16">A new sceduling algorithm is introduced, the </text:span><text:span text:style-name="T65">Round Robin (RR), </text:span><text:span text:style-name="T66">or time slicing</text:span><text:span text:style-name="T16">. </text:span><text:span text:style-name="T17">A Round R</text:span><text:span text:style-name="T25">o</text:span><text:span text:style-name="T17">bin algorithm will divide jobs into time slices and cycle around all jobs. This way, all jobs will be ran for a</text:span><text:span text:style-name="T59"> time slice</text:span><text:span text:style-name="T17">. </text:span><text:span text:style-name="T58"><text:s/></text:span><text:span text:style-name="T18">Important, the time slice must be a multiple of the </text:span><text:span text:style-name="T19">timer interrupt period. </text:span><text:span text:style-name="T20">The shorter the slice, the better the response time. However, we do not <text:s/>want the </text:span><text:span text:style-name="T34">context switching overhead</text:span><text:span text:style-name="T20"> to dominate overall </text:span><text:span text:style-name="T34">performance</text:span><text:span text:style-name="T20"> </text:span><text:span text:style-name="T21">but the system must still be </text:span><text:span text:style-name="T35">respo</text:span><text:span text:style-name="T36">n</text:span><text:span text:style-name="T35">sive</text:span><text:span text:style-name="T21">. </text:span><text:span text:style-name="T20">Here is a clear trade-off and the balance is important to setup. </text:span></text:p>
      <text:p text:style-name="P33"><text:soft-page-break/><text:span text:style-name="T44">T</text:span><text:span text:style-name="T45">o frequent context switching is also negative </text:span><text:span text:style-name="T46">for</text:span><text:span text:style-name="T45"> </text:span><text:span text:style-name="T52">CPU ca</text:span><text:span text:style-name="T53">c</text:span><text:span text:style-name="T52">hes</text:span><text:span text:style-name="T45">, </text:span><text:span text:style-name="T52">TLBs</text:span><text:span text:style-name="T45">, </text:span><text:span text:style-name="T52">branch predictors</text:span><text:span text:style-name="T45"> and other on-chip hardware speeding up the CPU. </text:span></text:p>
      <text:p text:style-name="P11"><text:span text:style-name="T1">When justifying for example the conte</text:span><text:span text:style-name="T27">x</text:span><text:span text:style-name="T1">t switch</text:span><text:span text:style-name="T27">ing</text:span><text:span text:style-name="T1"> time, we talk about </text:span><text:span text:style-name="T60">amortization</text:span><text:span text:style-name="T1">. The time for a context switch is thus amortized if there is a reasonable usage between the </text:span><text:span text:style-name="T22">switches and the time is negligable in context. </text:span></text:p>
      <text:p text:style-name="P12"><text:span text:style-name="T22">A</text:span><text:span text:style-name="T1">n inherent trade-off is the one between turnaround time and response time. We want a both efficent and a responsive system but we cannot maximize both, so far. </text:span></text:p>
      <text:p text:style-name="P15">7.8 Incorporating I/O</text:p>
      <text:p text:style-name="P15">Tip: Overlap Enables Higher Utilization</text:p>
      <text:p text:style-name="P16">When possible, it is a good idea to <text:span text:style-name="T72">overlap operations</text:span>. This can be done when a job needs to make an <text:span text:style-name="T72">I/O operation</text:span>. Meanwhile, another job can start utilizing the CPU and the job could be switched back when the I/O operation is finnished. </text:p>
      <text:p text:style-name="P17">This is all possible since the running job is blocked waiting for I/O completion, it is not using the CPU. </text:p>
      <text:p text:style-name="P24">7.9 No More Oracle</text:p>
      <text:p text:style-name="P13"><text:span text:style-name="T1">A scheduler does not normall</text:span><text:span text:style-name="T28">y</text:span><text:span text:style-name="T1"> know the length of each job. </text:span><text:span text:style-name="T23">In a general pupose OS (the ones we care about), the OS knows very little about jobs. </text:span></text:p>
      <text:p text:style-name="P30"><text:span text:style-name="T23">H</text:span><text:span text:style-name="T1">ow can we combine the ideas so far and create a good algorithm with assumptions and better kn</text:span><text:span text:style-name="T29">o</text:span><text:span text:style-name="T1">wledge?</text:span></text:p>
      <text:p text:style-name="P25">7.10 Summary</text:p>
      <text:list xml:id="list4170860482" text:style-name="L1">
        <text:list-item>
          <text:p text:style-name="P19">Scheduling <text:span text:style-name="T80">algorithms </text:span><text:span text:style-name="T81">(FIFO, SJF, STCF, Round-Robin)</text:span></text:p>
        </text:list-item>
        <text:list-item>
          <text:p text:style-name="P19">2 families of appro<text:span text:style-name="T82">a</text:span>ches (<text:span text:style-name="T71">shortest job </text:span>→ <text:span text:style-name="T72">turnaround time</text:span>, <text:span text:style-name="T71">alternation</text:span> → <text:span text:style-name="T72">response time</text:span>)</text:p>
        </text:list-item>
        <text:list-item>
          <text:p text:style-name="P20">trade-off’s</text:p>
        </text:list-item>
        <text:list-item>
          <text:p text:style-name="P20">I/O <text:span text:style-name="T79">operations</text:span></text:p>
        </text:list-item>
        <text:list-item>
          <text:p text:style-name="P20">Using the recent past to predict the future: <text:span text:style-name="T60">Multi-level feedback queue (MLFQ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8:09:39.856485264</meta:creation-date>
    <dc:date>2021-01-05T17:22:36.410436649</dc:date>
    <meta:editing-duration>PT5H38M39S</meta:editing-duration>
    <meta:editing-cycles>103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627" meta:character-count="3717" meta:non-whitespace-character-count="3112"/>
  </office:meta>
</office:document-meta>
</file>